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Consumer.setStringTemplateParser( StringTemplateParser stringTemplate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getInstru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lateConsu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setInstructionFactory( InstructionFactory instru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setGenerator( JXTemplateGenerator 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getStringTemplat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get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